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7">
      <style:paragraph-properties fo:margin-left="0.5in" fo:margin-right="0in"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text-properties fo:color="#ff00ff" style:text-underline-style="none"/>
    </style:style>
    <style:style style:name="P11" style:family="paragraph" style:parent-style-name="Standard" style:list-style-name="WWNum1">
      <style:paragraph-properties fo:margin-left="0.5in" fo:margin-right="0in" fo:text-indent="-0.25in" style:auto-text-indent="false"/>
      <style:text-properties fo:color="#ff00ff" style:text-underline-style="non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3">
      <style:paragraph-properties fo:margin-left="1in" fo:margin-right="0in" fo:text-indent="-0.25in" style:auto-text-indent="false"/>
    </style:style>
    <style:style style:name="P16" style:family="paragraph" style:parent-style-name="Standard" style:master-page-name="Standard">
      <style:paragraph-properties fo:orphans="0" fo:widows="0" style:page-number="1"/>
    </style:style>
    <style:style style:name="P17"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style:text-underline-style="none"/>
    </style:style>
    <style:style style:name="T6" style:family="text">
      <style:text-properties fo:font-weight="bold" style:font-weight-asian="bold"/>
    </style:style>
    <style:style style:name="T7" style:family="text">
      <style:text-properties fo:color="#ff00ff" fo:font-weight="bold" style:font-weight-asian="bold"/>
    </style:style>
    <style:style style:name="T8" style:family="text">
      <style:text-properties fo:color="#ff00ff"/>
    </style:style>
    <style:style style:name="T9" style:family="text">
      <style:text-properties fo:color="#ff00ff" style:text-underline-style="none"/>
    </style:style>
    <style:style style:name="T10" style:family="text">
      <style:text-properties fo:color="#ff00ff" fo:font-style="italic" style:font-style-asian="italic"/>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55773440" text:id="ct55773440">
          <text:insertion>
            <office:change-info>
              <dc:creator>RTheren</dc:creator>
              <dc:date>2019-10-14T16:33:52</dc:date>
            </office:change-info>
          </text:insertion>
        </text:changed-region>
        <text:changed-region xml:id="ct56359072" text:id="ct56359072">
          <text:insertion>
            <office:change-info>
              <dc:creator>RTheren</dc:creator>
              <dc:date>2019-10-14T16:35:23</dc:date>
            </office:change-info>
          </text:insertion>
        </text:changed-region>
        <text:changed-region xml:id="ct55634672" text:id="ct55634672">
          <text:insertion>
            <office:change-info>
              <dc:creator>RTheren</dc:creator>
              <dc:date>2019-10-14T16:37:01</dc:date>
            </office:change-info>
          </text:insertion>
        </text:changed-region>
        <text:changed-region xml:id="ct55284880" text:id="ct55284880">
          <text:insertion>
            <office:change-info>
              <dc:creator>RTheren</dc:creator>
              <dc:date>2019-10-14T16:40:16</dc:date>
            </office:change-info>
          </text:insertion>
        </text:changed-region>
        <text:changed-region xml:id="ct55661424" text:id="ct55661424">
          <text:insertion>
            <office:change-info>
              <dc:creator>RTheren</dc:creator>
              <dc:date>2019-10-15T07:39: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LWDW <text:s/>- </text:span><text:span text:style-name="T2">????????? <text:s text:c="2"/></text:span></text:p>
      <text:p text:style-name="P1"><text:span text:style-name="T6">Colour key - </text:span><text:span text:style-name="T7">Venn</text:span><text:span text:style-name="T6"> </text:span><text:span text:style-name="T11">Pedro </text:span><text:span text:style-name="T3">Jill</text:span></text:p>
      <text:p text:style-name="P2"/>
      <text:p text:style-name="P1"><text:span text:style-name="T6">The Jill</text:span></text:p>
      <text:p text:style-name="P1"><text:a xlink:type="simple" xlink:href="https://meet.jit.si/jordan9000#config.disableAP=true&amp;config.disableAEC=true&amp;config.disableAGC=true" text:style-name="ListLabel_20_82" text:visited-style-name="ListLabel_20_82"><text:span text:style-name="T14">https://meet.jit.si/jordan9000#config.disableAP=true&amp;config.disableAEC=true&amp;config.disableAGC=true</text:span></text:a></text:p>
      <text:p text:style-name="P3"/>
      <text:p text:style-name="P1"><text:span text:style-name="T6">The Pedro </text:span></text:p>
      <text:p text:style-name="P1"><text:a xlink:type="simple" xlink:href="https://meet.jit.si/pedro9000#config.disableAP=true&amp;config.disableAEC=true&amp;config.disableAGC=true" text:style-name="ListLabel_20_82" text:visited-style-name="ListLabel_20_82"><text:span text:style-name="T14">https://meet.jit.si/pedro9000#config.disableAP=true&amp;config.disableAEC=true&amp;config.disableAGC=true</text:span></text:a></text:p>
      <text:p text:style-name="P2"/>
      <text:p text:style-name="P1"><draw:rect text:anchor-type="as-char" style:rel-width="100%" draw:z-index="0" draw:style-name="gr1" draw:text-style-name="P17"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7" svg:width="0.0012in" svg:height="0.0213in"><text:p/></draw:rect></text:p>
      <text:p text:style-name="P1"><text:span text:style-name="T16">Post story suggestions </text:span><text:span text:style-name="T17">HAR</text:span><text:span text:style-name="T18">!</text:span></text:p>
      <text:p text:style-name="P1"/>
      <text:p text:style-name="P1"><text:span text:style-name="T6">1.</text:span><text:change-start text:change-id="ct55773440"/><text:span text:style-name="T6"> </text:span><text:a xlink:type="simple" xlink:href="https://gitlab.com/varshitbhat/nmguish" text:style-name="ListLabel_20_83" text:visited-style-name="ListLabel_20_83">https://gitlab.com/varshitbhat/nmguish</text:a> GUI for nmcli<text:change-end text:change-id="ct55773440"/></text:p>
      <text:p text:style-name="P1"><text:span text:style-name="T6">2.</text:span><text:change-start text:change-id="ct56359072"/><text:span text:style-name="T6"> Login shield (RTheren)<text:line-break/>Why does this exist, when fail2ban is a thing? Answer here: </text:span><text:a xlink:type="simple" xlink:href="https://www.reddit.com/r/linux/comments/dgjt2h/loginshield_a_set_of_scripts_to_stop_botnet/f3cfg5k" text:style-name="ListLabel_20_84" text:visited-style-name="ListLabel_20_84"><text:span text:style-name="T6">https://www.reddit.com/r/linux/comments/dgjt2h/loginshield_a_set_of_scripts_to_stop_botnet/f3cfg5k</text:span></text:a></text:p>
      <text:p text:style-name="P1"><text:span text:style-name="T6">https://github.com/DPsystems/Login-Shield</text:span><text:change-end text:change-id="ct56359072"/></text:p>
      <text:p text:style-name="P1"><text:soft-page-break/><text:span text:style-name="T6">3.</text:span><text:change-start text:change-id="ct55634672"/><text:span text:style-name="T6"> KDE 5.17 overview (RTheren):<text:line-break/></text:span>https://pointieststick.com/2019/10/13/this-week-in-kde-plasma-5-17-approaches/<text:change-end text:change-id="ct55634672"/></text:p>
      <text:p text:style-name="P1"><text:span text:style-name="T6">4.</text:span><text:change-start text:change-id="ct55284880"/><text:span text:style-name="T6"> Quick and dirty VPN through SSH (RTheren):<text:line-break/></text:span><text:a xlink:type="simple" xlink:href="https://fedoramagazine.org/use-sshuttle-to-build-a-poor-mans-vpn/" text:style-name="ListLabel_20_83" text:visited-style-name="ListLabel_20_83">https://fedoramagazine.org/use-sshuttle-to-build-a-poor-mans-vpn/</text:a></text:p>
      <text:p text:style-name="P1">https://github.com/sshuttle/sshuttle<text:change-end text:change-id="ct55284880"/></text:p>
      <text:p text:style-name="P1"><text:span text:style-name="T6">5.</text:span><text:change-start text:change-id="ct55661424"/><text:span text:style-name="T6"> Debian will replace iptables with firewalld (RTheren)</text:span></text:p>
      <text:p text:style-name="P1"><text:span text:style-name="T6">https://ral-arturo.org/2019/10/14/debian-netfilter.html</text:span><text:change-end text:change-id="ct55661424"/></text:p>
      <text:p text:style-name="P1"><draw:rect text:anchor-type="as-char" style:rel-width="100%" draw:z-index="2" draw:style-name="gr1" draw:text-style-name="P17" svg:width="0.0012in" svg:height="0.0213in"><text:p/></draw:rect></text:p>
      <text:p text:style-name="P1"><text:span text:style-name="T6">What we’re up to :</text:span></text:p>
      <text:p text:style-name="P1"><text:span text:style-name="T6">V - Poking Davinci &amp; installing CUDA10. Tested the 4-way system with Cybik. </text:span></text:p>
      <text:p text:style-name="P1"><text:span text:style-name="T6">J - I am so excited! <text:s/>This morning, my interview with BigDaddyLinux on Linux Spotlight was released, where I got to talk about my journey into Linux, my history with LinuxGameCast and LWDW, our wonderful community, and dish out the dirt on Venn, Pedro and Jordan! <text:s/>So you'll wanna watch that! <text:s/>Thank you to Rocco!</text:span></text:p>
      <text:p text:style-name="P1"><text:a xlink:type="simple" xlink:href="https://youtu.be/sBIVombQzfY" text:style-name="ListLabel_20_82" text:visited-style-name="ListLabel_20_82"><text:span text:style-name="T14">https://youtu.be/sBIVombQzfY</text:span></text:a></text:p>
      <text:p text:style-name="P1"><text:span text:style-name="T6">P - </text:span></text:p>
      <text:p text:style-name="Standard"><draw:rect text:anchor-type="as-char" style:rel-width="100%" draw:z-index="3" draw:style-name="gr1" draw:text-style-name="P17" svg:width="0.0012in" svg:height="0.0213in"><text:p/></draw:rect></text:p>
      <text:p text:style-name="Standard">News</text:p>
      <text:p text:style-name="Standard"/>
      <text:p text:style-name="Standard"><text:span text:style-name="T11">Sudo flaw</text:span></text:p>
      <text:p text:style-name="Standard"><text:a xlink:type="simple" xlink:href="https://thehackernews.com/2019/10/linux-sudo-run-as-root-flaw.html" text:style-name="ListLabel_20_85" text:visited-style-name="ListLabel_20_85"><text:span text:style-name="T15">https://thehackernews.com/2019/10/linux-sudo-run-as-root-flaw.html</text:span></text:a></text:p>
      <text:list xml:id="list911445848" text:style-name="WWNum5">
        <text:list-item>
          <text:p text:style-name="P4"><text:span text:style-name="T12">Kind of a big oopsie!</text:span></text:p>
        </text:list-item>
        <text:list-item>
          <text:p text:style-name="P4"><text:span text:style-name="T12">If you specify UID -1 or 4294967295 you can bypass a sudoers file which doesn’t allow anyone to run sudo commands.</text:span></text:p>
        </text:list-item>
        <text:list-item>
          <text:p text:style-name="P4"><text:span text:style-name="T12">Check your repos or make sure you update sudo to 1.8.28 to be safe.</text:span></text:p>
        </text:list-item>
        <text:list-item>
          <text:p text:style-name="P4"><text:span text:style-name="T8">Thanks Apple!</text:span></text:p>
        </text:list-item>
        <text:list-item>
          <text:p text:style-name="P4"><text:span text:style-name="T8">Debian is patched. </text:span></text:p>
        </text:list-item>
        <text:list-item>
          <text:p text:style-name="P4"><text:soft-page-break/><text:span text:style-name="T4">Ubuntu was patched Monday.</text:span></text:p>
        </text:list-item>
        <text:list-item>
          <text:p text:style-name="P4"><text:span text:style-name="T4">They probably shouldn't have released this vulnerability until all the distros patched sudo.</text:span></text:p>
        </text:list-item>
        <text:list-item>
          <text:p text:style-name="P4"><text:span text:style-name="T4">If you are the single user on the system and run sudo commands as root this does not impact you.</text:span></text:p>
        </text:list-item>
      </text:list>
      <text:p text:style-name="Standard"/>
      <text:p text:style-name="Standard"><text:span text:style-name="T3">Open source security</text:span></text:p>
      <text:p text:style-name="Standard"><text:a xlink:type="simple" xlink:href="https://www.techrepublic.com/article/mcafee-ibm-join-forces-for-global-open-source-cybersecurity-initiative/#ftag=RSS56d97e7" text:style-name="ListLabel_20_85" text:visited-style-name="ListLabel_20_85"><text:span text:style-name="T15">https://www.techrepublic.com/article/mcafee-ibm-join-forces-for-global-open-source-cybersecurity-initiative/#ftag=RSS56d97e7</text:span></text:a></text:p>
      <text:list xml:id="list2479660094" text:style-name="WWNum7">
        <text:list-item>
          <text:p text:style-name="P5"><text:span text:style-name="T4">We have needed collaboration between businesses on unified security measures for quite some time, and now it is here!</text:span></text:p>
        </text:list-item>
        <text:list-item>
          <text:p text:style-name="P5"><text:span text:style-name="T4">The Open Cybersecurity Alliance has been formed and includes dozens of tech companies, including IBM, McAfee and OASIS.</text:span></text:p>
        </text:list-item>
        <text:list-item>
          <text:p text:style-name="P5"><text:span text:style-name="T4">Jason Keirstead, chief architect at IBM Security Threat Management states: </text:span>"The mission of the OCA is to create a unified security ecosystem, where businesses no longer have to build one-off manual integrations between every product, but instead can build one integration to work across all, based on a commonly accepted set of standards and code."<text:span text:style-name="T4"> </text:span></text:p>
        </text:list-item>
        <text:list-item>
          <text:p text:style-name="P5"><text:span text:style-name="T8">IBM Security is contributing "STIX-Shifter," and McAfee added in their OpenDXL Standard Ontology.</text:span></text:p>
        </text:list-item>
        <text:list-item>
          <text:p text:style-name="P5"><text:span text:style-name="T8">This only works if companies use it. </text:span></text:p>
        </text:list-item>
        <text:list-item>
          <text:p text:style-name="P5"><text:span text:style-name="T12">McAfee doing open sauce… Scary thought!</text:span></text:p>
        </text:list-item>
        <text:list-item>
          <text:p text:style-name="P5"><text:span text:style-name="T12">Also, this being an enterprise venture probably won’t affect us end users, but maybe that’s for the best.</text:span></text:p>
        </text:list-item>
      </text:list>
      <text:p text:style-name="Standard"/>
      <text:p text:style-name="Standard"><text:span text:style-name="T8">Iptables EOL in Debian 11</text:span> (RTheren)</text:p>
      <text:p text:style-name="Standard"><text:a xlink:type="simple" xlink:href="https://ral-arturo.org/2019/10/14/debian-netfilter.html" text:style-name="ListLabel_20_85" text:visited-style-name="ListLabel_20_85"><text:span text:style-name="T15">https://ral-arturo.org/2019/10/14/debian-netfilter.html</text:span></text:a></text:p>
      <text:list xml:id="list1362540030" text:style-name="WWNum8">
        <text:list-item>
          <text:p text:style-name="P6"><text:span text:style-name="T8">It will still be around for those who really </text:span><text:span text:style-name="T10">really</text:span><text:span text:style-name="T8"> need it. </text:span></text:p>
        </text:list-item>
        <text:list-item>
          <text:p text:style-name="P6"><text:span text:style-name="T8">Firewalld will be the new business. </text:span></text:p>
        </text:list-item>
        <text:list-item>
          <text:p text:style-name="P6"><text:span text:style-name="T8">I agree that the days of creating custom-made scripts and hacks to handle the local firewall are long gone</text:span></text:p>
        </text:list-item>
        <text:list-item>
          <text:p text:style-name="P6"><text:span text:style-name="T4">Nftables was merged into the Linux kernel 3.13 since 2014, so this makes sense.</text:span></text:p>
        </text:list-item>
        <text:list-item>
          <text:p text:style-name="P6"><text:span text:style-name="T12">As a Fedora user, firewalld is nice.</text:span></text:p>
        </text:list-item>
        <text:list-item>
          <text:p text:style-name="P6"><text:soft-page-break/><text:span text:style-name="T12">On Fedora they even have a preset rule for forwarding the steam home streaming bits.</text:span></text:p>
        </text:list-item>
      </text:list>
      <text:p text:style-name="Standard"/>
      <text:p text:style-name="Standard"><text:span text:style-name="T8">Ubuntu &amp; ZFS</text:span></text:p>
      <text:p text:style-name="Standard"><text:a xlink:type="simple" xlink:href="https://arstechnica.com/information-technology/2019/10/a-detailed-look-at-ubuntus-new-experimental-zfs-installer/" text:style-name="ListLabel_20_85" text:visited-style-name="ListLabel_20_85"><text:span text:style-name="T15">https://arstechnica.com/information-technology/2019/10/a-detailed-look-at-ubuntus-new-experimental-zfs-installer/</text:span></text:a></text:p>
      <text:list xml:id="list321187247" text:style-name="WWNum2">
        <text:list-item>
          <text:p text:style-name="P7"><text:span text:style-name="T4">ZFS snapshotting ability is one of the reasons that ZFS is one of the most loved file systems for server and NAS installs.</text:span></text:p>
        </text:list-item>
        <text:list-item>
          <text:p text:style-name="P7"><text:span text:style-name="T4">Ubuntu including ZFS will be a boon for server installs, AI and the cloud.</text:span></text:p>
        </text:list-item>
        <text:list-item>
          <text:p text:style-name="P7"><text:span text:style-name="T4">Popey and Wimpy are asking the community to please test the Ubuntu 19.10 betas as well as the experimental builds.</text:span></text:p>
        </text:list-item>
        <text:list-item>
          <text:p text:style-name="P7"><text:span text:style-name="T4">Sunday I enjoyed watching Alan Pope do beta test installs of Ubuntu Eoan Ermine! <text:s/></text:span></text:p>
        </text:list-item>
        <text:list-item>
          <text:p text:style-name="P7"><text:span text:style-name="T4">He gave me tips on doing my own beta tests o f Ubuntu in the future, and I have just started playing with the ZFS image.</text:span></text:p>
        </text:list-item>
        <text:list-item>
          <text:p text:style-name="P7"><text:span text:style-name="T4">The release of Ubuntu 19.10 coincides with Ubuntu turning 15 years old!</text:span></text:p>
        </text:list-item>
        <text:list-item>
          <text:p text:style-name="P7"><text:span text:style-name="T8">Snapshots can be a real life-saver for those allergic to proper backups. </text:span></text:p>
        </text:list-item>
        <text:list-item>
          <text:p text:style-name="P7"><text:span text:style-name="T8">No use, only test! </text:span></text:p>
        </text:list-item>
        <text:list-item>
          <text:p text:style-name="P7"><text:span text:style-name="T8">Right now the installer doesn't give you any control over how it carves up the disk when you select a ZFS install.</text:span></text:p>
        </text:list-item>
        <text:list-item>
          <text:p text:style-name="P7"><text:span text:style-name="T12">I did a ZFS install of Ubuntu MATE and with all the defaults it works.</text:span></text:p>
        </text:list-item>
        <text:list-item>
          <text:p text:style-name="P7"><text:span text:style-name="T12">Honestly, I prefer the ability to customize partitioning and while I get that ZFS will get that too in future, it’s still an alpha implementation.</text:span></text:p>
        </text:list-item>
      </text:list>
      <text:p text:style-name="Standard"/>
      <text:p text:style-name="Standard"><text:span text:style-name="T11">Plasma 5.17</text:span></text:p>
      <text:p text:style-name="Standard"><text:a xlink:type="simple" xlink:href="https://news.opensuse.org/2019/10/10/kde-and-opensuse-plasma-5-17-qt-5-14-and-more/" text:style-name="ListLabel_20_85" text:visited-style-name="ListLabel_20_85"><text:span text:style-name="T15">https://news.opensuse.org/2019/10/10/kde-and-opensuse-plasma-5-17-qt-5-14-and-more/</text:span></text:a></text:p>
      <text:list xml:id="list4077210777" text:style-name="WWNum6">
        <text:list-item>
          <text:p text:style-name="P8"><text:span text:style-name="T4">OpenSUSE Leap 15.2 will ship with QT 5.12 LTS, with Plasma 5.18 and a new kernel.</text:span></text:p>
        </text:list-item>
        <text:list-item>
          <text:p text:style-name="P8"><text:span text:style-name="T4">This means there will be "Full Wayland" support with per-screen fractional scaling now for the stable branch of OpenSUSE, like that of their rolling release Tumbleweed.</text:span></text:p>
        </text:list-item>
        <text:list-item>
          <text:p text:style-name="P8"><text:span text:style-name="T4">OpenSUSE has always had one of the best implementations of the KDE desktop and the most stable and has been my goto distro for using KDE.</text:span></text:p>
        </text:list-item>
        <text:list-item>
          <text:p text:style-name="P8"><text:soft-page-break/><text:span text:style-name="T12">Still not even remotely curious to try SuSE again.</text:span></text:p>
        </text:list-item>
        <text:list-item>
          <text:p text:style-name="P8"><text:span text:style-name="T12">Like Jill said, the one thing they’ve always done right is the KDE integration and for that they have my kudos!</text:span></text:p>
        </text:list-item>
        <text:list-item>
          <text:p text:style-name="P8"><text:span text:style-name="T12">But KDE Neon is also a thing and it’s nowhere near as obtuse.</text:span></text:p>
        </text:list-item>
      </text:list>
      <text:p text:style-name="Standard"/>
      <text:p text:style-name="Standard"><text:span text:style-name="T3">Kdenlive 19.08.2</text:span></text:p>
      <text:p text:style-name="Standard"><text:a xlink:type="simple" xlink:href="https://kdenlive.org/en/2019/10/kdenlive-19-08-2-is-out/" text:style-name="ListLabel_20_85" text:visited-style-name="ListLabel_20_85"><text:span text:style-name="T15">https://kdenlive.org/en/2019/10/kdenlive-19-08-2-is-out/</text:span></text:a></text:p>
      <text:list xml:id="list2330328269" text:style-name="WWNum3">
        <text:list-item>
          <text:p text:style-name="P9"><text:span text:style-name="T4">Kdenlive 19.08.2 is out with lots of performance improvements, bug fixing and crash fixing.</text:span></text:p>
        </text:list-item>
        <text:list-item>
          <text:p text:style-name="P9"><text:span text:style-name="T4">They fixed track effects not working when a clip is added at the end of track or if the last clip is resized.</text:span></text:p>
        </text:list-item>
        <text:list-item>
          <text:p text:style-name="P9"><text:span text:style-name="T4">And the speed effect has never worked correctly in the timeline, and that was fixed.</text:span></text:p>
        </text:list-item>
        <text:list-item>
          <text:p text:style-name="P9"><text:span text:style-name="T4">This was also fixed!</text:span></text:p>
          <text:list>
            <text:list-item>
              <text:p text:style-name="P15"><text:span text:style-name="T4">When resizing a composition Kdenlive would frequently crash, so I would end up making a new comp with the desired resolution and then pasting my clips and effects in from the original comp.</text:span></text:p>
            </text:list-item>
          </text:list>
        </text:list-item>
        <text:list-item>
          <text:p text:style-name="P9"><text:span text:style-name="T8">Broken record time! \:D/</text:span></text:p>
        </text:list-item>
        <text:list-item>
          <text:p text:style-name="P9"><text:span text:style-name="T8">I’m recording with x265 hevc lossless now so I spooled up the latest app image and tested it with the Steam segment of LGC Weekly. </text:span></text:p>
        </text:list-item>
        <text:list-item>
          <text:p text:style-name="P9"><text:span text:style-name="T8">Export time (27:24 min clip)</text:span></text:p>
          <text:list>
            <text:list-item>
              <text:p text:style-name="P15"><text:span text:style-name="T8">Kdenlive: </text:span><text:a xlink:type="simple" xlink:href="https://i.imgur.com/6pns8gV.png" text:style-name="ListLabel_20_85" text:visited-style-name="ListLabel_20_85"><text:span text:style-name="T15">39:36</text:span></text:a><text:span text:style-name="T8"> (24 threads)</text:span></text:p>
            </text:list-item>
            <text:list-item>
              <text:p text:style-name="P15"><text:span text:style-name="T8">Davinci: </text:span><text:a xlink:type="simple" xlink:href="https://i.imgur.com/u8i149B.png" text:style-name="ListLabel_20_85" text:visited-style-name="ListLabel_20_85"><text:span text:style-name="T15">6:37</text:span></text:a><text:span text:style-name="T8"> (CUDA + Nvenc)</text:span></text:p>
            </text:list-item>
          </text:list>
        </text:list-item>
        <text:list-item>
          <text:p text:style-name="P9"><text:span text:style-name="T8">As always I applaud the work being done by the Kdenlive team, however. </text:span></text:p>
        </text:list-item>
        <text:list-item>
          <text:p text:style-name="P9"><text:span text:style-name="T8">GPU acceleration has been a back-burner item since I can remember.</text:span></text:p>
        </text:list-item>
        <text:list-item>
          <text:p text:style-name="P9"><text:span text:style-name="T8">We're running out of road to kick that can down and (experimental) movit continues to be nothing more than a RNG lock/crash simulator. </text:span></text:p>
        </text:list-item>
        <text:list-item>
          <text:p text:style-name="P10"/>
        </text:list-item>
      </text:list>
      <text:p text:style-name="Standard"/>
      <text:p text:style-name="Standard"><text:soft-page-break/><text:span text:style-name="T3">System 76 coreboot</text:span> </text:p>
      <text:p text:style-name="Standard"><text:a xlink:type="simple" xlink:href="https://liliputing.com/2019/10/system76-launches-two-linux-with-comet-lake-chips-and-coreboot.html" text:style-name="ListLabel_20_85" text:visited-style-name="ListLabel_20_85"><text:span text:style-name="T15">https://liliputing.com/2019/10/system76-launches-two-linux-with-comet-lake-chips-and-coreboot.html</text:span></text:a></text:p>
      <text:list xml:id="list2715479291" text:style-name="WWNum1">
        <text:list-item>
          <text:p text:style-name="P12"><text:span text:style-name="T8">It would be nice to get at least one AMD option. </text:span></text:p>
        </text:list-item>
        <text:list-item>
          <text:p text:style-name="P11"/>
        </text:list-item>
        <text:list-item>
          <text:p text:style-name="P12"><text:span text:style-name="T4">System76 has been working on integrating open firmware in their systems for quite some time, and now their hard work has come to fruition!</text:span></text:p>
        </text:list-item>
        <text:list-item>
          <text:p text:style-name="P12"><text:span text:style-name="T4">System76 Introduces two new Intel Comet Lake Linux Laptops with Coreboot open firmware (formerly known as LinuxBIOS), which replaces the traditional proprietary BIOS firmware.</text:span></text:p>
        </text:list-item>
        <text:list-item>
          <text:p text:style-name="P12"><text:span text:style-name="T4">The new 14 inch Galago Pro and 15.6 inch Darter Pro laptops feature System76 open firmware based on Coreboot, EDK2, System76 firmware apps and your choice of their Pop!_OS or Ubuntu.</text:span></text:p>
        </text:list-item>
        <text:list-item>
          <text:p text:style-name="P12"><text:span text:style-name="T4">The laptops, are not completely open yet, as there are still some proprietary Intel binary blobs, but this gets System76 closer to their dream of completely open source software and hardware.</text:span></text:p>
        </text:list-item>
        <text:list-item>
          <text:p text:style-name="P12"><text:span text:style-name="T4">Currently AMD does not support coreboot, but are in the process of doing so.</text:span></text:p>
        </text:list-item>
        <text:list-item>
          <text:p text:style-name="P12"><text:span text:style-name="T4">AMD is working with System 76 on this issue and announced plans to support coreboot on their AMD Ryzen processors at the Open Source Firmware Conference that was held in September.</text:span></text:p>
        </text:list-item>
        <text:list-item>
          <text:p text:style-name="P12"><text:span text:style-name="T12">I hope the fine folks at System 76 pioneer a way to get Coreboot into more laptops, not just theirs.</text:span></text:p>
        </text:list-item>
      </text:list>
      <text:p text:style-name="Standard"/>
      <text:p text:style-name="Standard"><text:span text:style-name="T8">Ploopy</text:span></text:p>
      <text:p text:style-name="Standard"><text:a xlink:type="simple" xlink:href="https://github.com/ploopyco/mouse" text:style-name="ListLabel_20_85" text:visited-style-name="ListLabel_20_85"><text:span text:style-name="T15">https://github.com/ploopyco/mouse</text:span></text:a></text:p>
      <text:p text:style-name="Standard"><text:a xlink:type="simple" xlink:href="https://www.ploopy.co/" text:style-name="ListLabel_20_85" text:visited-style-name="ListLabel_20_85"><text:span text:style-name="T15">https://www.ploopy.co/</text:span></text:a></text:p>
      <text:list xml:id="list3115218231" text:style-name="WWNum4">
        <text:list-item>
          <text:p text:style-name="P13"><text:span text:style-name="T8">Open-source trackball goodness. </text:span></text:p>
        </text:list-item>
        <text:list-item>
          <text:p text:style-name="P13"><text:span text:style-name="T8">The prebuilt units are a little on the high side. </text:span></text:p>
        </text:list-item>
        <text:list-item>
          <text:p text:style-name="P13"><text:span text:style-name="T12">$200 is a bit much and I don’t see a left handed variant.</text:span></text:p>
        </text:list-item>
      </text:list>
      <text:p text:style-name="Standard"/>
      <text:p text:style-name="Standard"><draw:rect text:anchor-type="as-char" style:rel-width="100%" draw:z-index="4" draw:style-name="gr1" draw:text-style-name="P17" svg:width="0.0012in" svg:height="0.0213in"><text:p/></draw:rect></text:p>
      <text:p text:style-name="Standard">Plugs</text:p>
      <text:p text:style-name="Standard"><text:soft-page-break/></text:p>
      <text:p text:style-name="Standard"><draw:rect text:anchor-type="as-char" style:rel-width="100%" draw:z-index="5" draw:style-name="gr1" draw:text-style-name="P17" svg:width="0.0012in" svg:height="0.0213in"><text:p/></draw:rect></text:p>
      <text:p text:style-name="Standard">Slice of Pi</text:p>
      <text:p text:style-name="Standard"/>
      <text:p text:style-name="Standard"><text:span text:style-name="T11">Tabletop Pi </text:span></text:p>
      <text:p text:style-name="Standard"><text:a xlink:type="simple" xlink:href="https://www.raspberrypi.org/magpi/interactive-tabletop-rpg-table/" text:style-name="ListLabel_20_85" text:visited-style-name="ListLabel_20_85"><text:span text:style-name="T15">https://www.raspberrypi.org/magpi/interactive-tabletop-rpg-table/</text:span></text:a></text:p>
      <text:list xml:id="list1475852174" text:style-name="WWNum9">
        <text:list-item>
          <text:p text:style-name="P14"><text:span text:style-name="T12">Playing tabletop games on a screen connected to a Pi</text:span></text:p>
        </text:list-item>
        <text:list-item>
          <text:p text:style-name="P14"><text:span text:style-name="T12">It’s using Roll20, which is available online.</text:span></text:p>
        </text:list-item>
        <text:list-item>
          <text:p text:style-name="P14"><text:span text:style-name="T12">Person just used the default Chromium in raspbian.</text:span></text:p>
        </text:list-item>
        <text:list-item>
          <text:p text:style-name="P14"><text:span text:style-name="T12">Bonus tips for building your own frame.</text:span></text:p>
        </text:list-item>
        <text:list-item>
          <text:p text:style-name="P14"><text:span text:style-name="T4">We use Roll20 for our tabletop RPGs virtually on Jordan’s stream, and this is almost the <text:s/>same concept but in IRL ;-D</text:span></text:p>
        </text:list-item>
      </text:list>
      <text:p text:style-name="Standard"><draw:rect text:anchor-type="as-char" style:rel-width="100%" draw:z-index="6" draw:style-name="gr1" draw:text-style-name="P17" svg:width="0.0012in" svg:height="0.0213in"><text:p/></draw:rect></text:p>
      <text:p text:style-name="Standard">Feedback</text:p>
      <text:p text:style-name="Standard"/>
      <text:p text:style-name="Standard">Electron</text:p>
      <text:p text:style-name="Standard"><text:a xlink:type="simple" xlink:href="https://linuxgamecast.com/bradley/?B1vHilq" text:style-name="ListLabel_20_85" text:visited-style-name="ListLabel_20_85"><text:span text:style-name="T15">https://linuxgamecast.com/bradley/?B1vHilq</text:span></text:a></text:p>
      <text:p text:style-name="Standard"/>
      <text:p text:style-name="Standard">Copyright </text:p>
      <text:p text:style-name="Standard"><text:a xlink:type="simple" xlink:href="https://linuxgamecast.com/bradley/?oQHiegg" text:style-name="ListLabel_20_82" text:visited-style-name="ListLabel_20_82"><text:span text:style-name="T14">https://linuxgamecast.com/bradley/?oQHieg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ff00ff"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style style:name="ListLabel_20_84" style:display-name="ListLabel 84" style:family="text">
      <style:text-properties fo:font-weight="bold" style:font-weight-asian="bold"/>
    </style:style>
    <style:style style:name="ListLabel_20_85" style:display-name="ListLabel 85"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27" meta:word-count="1293" meta:character-count="8311" meta:non-whitespace-character-count="7176"/>
    <meta:generator>LibreOfficeDev/6.0.5.2$Linux_X86_64 LibreOffice_project/</meta:generator>
  </office:meta>
</office:document-meta>
</file>